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Normal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b2b2b2" draw:textarea-horizontal-align="justify" draw:textarea-vertical-align="middle" draw:auto-grow-height="false" fo:min-height="0.246cm" fo:min-width="0cm"/>
    </style:style>
    <style:style style:name="gr2" style:family="graphic" style:parent-style-name="standard">
      <style:graphic-properties svg:stroke-color="#666666" draw:fill-color="#b2b2b2" draw:textarea-horizontal-align="justify" draw:textarea-vertical-align="middle" draw:auto-grow-height="false" fo:min-height="0.243cm" fo:min-width="0.1cm"/>
    </style:style>
    <style:style style:name="gr3" style:family="graphic" style:parent-style-name="standard">
      <style:graphic-properties draw:stroke="none" svg:stroke-color="#000000" draw:fill="none" draw:fill-color="#ffffff" fo:min-height="5.567cm"/>
    </style:style>
    <style:style style:name="gr4" style:family="graphic" style:parent-style-name="standard">
      <style:graphic-properties draw:stroke="none" svg:stroke-color="#000000" draw:fill="none" draw:fill-color="#ffffff" fo:min-height="3.35cm"/>
    </style:style>
    <style:style style:name="gr5" style:family="graphic" style:parent-style-name="standard">
      <style:graphic-properties svg:stroke-color="#666666" draw:fill-color="#cc9900" draw:textarea-horizontal-align="justify" draw:textarea-vertical-align="middle" draw:auto-grow-height="false" fo:min-height="0.246cm" fo:min-width="0cm"/>
    </style:style>
    <style:style style:name="gr6" style:family="graphic" style:parent-style-name="standard">
      <style:graphic-properties svg:stroke-color="#666666" draw:fill-color="#cc9900" draw:textarea-horizontal-align="justify" draw:textarea-vertical-align="middle" draw:auto-grow-height="false" fo:min-height="0.243cm" fo:min-width="0.1cm"/>
    </style:style>
    <style:style style:name="gr7" style:family="graphic" style:parent-style-name="objectwithoutfill">
      <style:graphic-properties draw:marker-end="Arrow" draw:marker-end-width="0.2cm" draw:fill="none" draw:textarea-vertical-align="middle"/>
    </style:style>
    <style:style style:name="gr8" style:family="graphic" style:parent-style-name="standard">
      <style:graphic-properties svg:stroke-color="#ff420e" draw:fill="none" draw:textarea-horizontal-align="justify" draw:textarea-vertical-align="middle" draw:auto-grow-height="false" fo:min-height="4.65cm" fo:min-width="3.8cm"/>
    </style:style>
    <style:style style:name="gr9" style:family="graphic" style:parent-style-name="standard">
      <style:graphic-properties svg:stroke-color="#ff420e" draw:fill="none" draw:textarea-horizontal-align="justify" draw:textarea-vertical-align="middle" draw:auto-grow-height="false" fo:min-height="1.95cm" fo:min-width="3.6cm"/>
    </style:style>
    <style:style style:name="gr10" style:family="graphic" style:parent-style-name="standard">
      <style:graphic-properties svg:stroke-width="0.05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949cm"/>
    </style:style>
    <style:style style:name="gr13" style:family="graphic" style:parent-style-name="standard">
      <style:graphic-properties draw:stroke="none" svg:stroke-color="#000000" draw:fill="none" draw:fill-color="#ffffff" fo:min-height="0.45cm"/>
    </style:style>
    <style:style style:name="gr14" style:family="graphic" style:parent-style-name="objectwithoutfill">
      <style:graphic-properties svg:stroke-width="0.08cm" draw:marker-start-width="0.46cm" draw:marker-end="Arrow" draw:marker-end-width="0.3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color="#004586" draw:fill-color="#808080" draw:textarea-horizontal-align="justify" draw:textarea-vertical-align="middle" draw:auto-grow-height="false" fo:min-height="1.15cm" fo:min-width="2.7cm"/>
    </style:style>
    <style:style style:name="gr16" style:family="graphic" style:parent-style-name="standard">
      <style:graphic-properties draw:stroke="none" svg:stroke-color="#000000" draw:fill="none" draw:fill-color="#ffffff" fo:min-height="0.55cm"/>
    </style:style>
    <style:style style:name="gr17" style:family="graphic" style:parent-style-name="standard">
      <style:graphic-properties svg:stroke-width="0.05cm" draw:marker-start-width="0.355cm" draw:marker-end-width="0.355cm" draw:fill="none" draw:textarea-horizontal-align="justify" draw:textarea-vertical-align="middle" draw:auto-grow-height="false" fo:min-height="0.4cm" fo:min-width="1.85cm" fo:padding-top="0.15cm" fo:padding-bottom="0.15cm" fo:padding-left="0.275cm" fo:padding-right="0.275cm"/>
    </style:style>
    <style:style style:name="gr18" style:family="graphic" style:parent-style-name="standard">
      <style:graphic-properties svg:stroke-width="0.05cm" draw:marker-start-width="0.355cm" draw:marker-end-width="0.355cm" draw:fill="none" draw:textarea-horizontal-align="justify" draw:textarea-vertical-align="middle" draw:auto-grow-height="false" fo:min-height="0.8cm" fo:min-width="1.85cm" fo:padding-top="0.15cm" fo:padding-bottom="0.15cm" fo:padding-left="0.275cm" fo:padding-right="0.275cm"/>
    </style:style>
    <style:style style:name="gr19" style:family="graphic" style:parent-style-name="standard">
      <style:graphic-properties svg:stroke-width="0.05cm" draw:marker-start-width="0.355cm" draw:marker-end-width="0.355cm" draw:fill="none" draw:textarea-horizontal-align="justify" draw:textarea-vertical-align="middle" draw:auto-grow-height="false" fo:min-height="0.7cm" fo:min-width="1.45cm" fo:padding-top="0.15cm" fo:padding-bottom="0.15cm" fo:padding-left="0.275cm" fo:padding-right="0.275cm"/>
    </style:style>
    <style:style style:name="gr20" style:family="graphic" style:parent-style-name="standard">
      <style:graphic-properties svg:stroke-width="0.05cm" draw:marker-start-width="0.355cm" draw:marker-end-width="0.355cm" draw:fill="none" draw:textarea-horizontal-align="justify" draw:textarea-vertical-align="middle" draw:auto-grow-height="false" fo:min-height="0.7cm" fo:min-width="1.65cm" fo:padding-top="0.15cm" fo:padding-bottom="0.15cm" fo:padding-left="0.275cm" fo:padding-right="0.275cm"/>
    </style:style>
    <style:style style:name="gr21" style:family="graphic" style:parent-style-name="standard">
      <style:graphic-properties svg:stroke-width="0.05cm" draw:marker-start-width="0.355cm" draw:marker-end-width="0.355cm" draw:fill="none" draw:textarea-horizontal-align="justify" draw:textarea-vertical-align="middle" draw:auto-grow-height="false" fo:min-height="0.4cm" fo:min-width="2.35cm" fo:padding-top="0.15cm" fo:padding-bottom="0.15cm" fo:padding-left="0.275cm" fo:padding-right="0.275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text-properties style:font-name="Liberation Mono" fo:font-size="6pt" style:font-size-asian="18pt" style:font-size-complex="18pt"/>
    </style:style>
    <style:style style:name="P3" style:family="paragraph">
      <loext:graphic-properties draw:fill="none" draw:fill-color="#ffffff"/>
      <style:text-properties style:font-name="Liberation Mono" fo:font-size="6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-color="#cc9900"/>
      <style:paragraph-properties fo:text-align="center"/>
    </style:style>
    <style:style style:name="P6" style:family="paragraph">
      <loext:graphic-properties draw:fill-color="#cc9900"/>
      <style:paragraph-properties fo:text-align="center"/>
      <style:text-properties fo:font-size="9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1pt" style:font-size-asian="18pt" style:font-size-complex="18pt"/>
    </style:style>
    <style:style style:name="P9" style:family="paragraph">
      <loext:graphic-properties draw:fill="none" draw:fill-color="#ffffff"/>
      <style:text-properties fo:font-size="11pt" style:font-size-asian="18pt" style:font-size-complex="18pt"/>
    </style:style>
    <style:style style:name="P10" style:family="paragraph">
      <loext:graphic-properties draw:fill-color="#808080"/>
      <style:paragraph-properties fo:text-align="center"/>
    </style:style>
    <style:style style:name="P11" style:family="paragraph">
      <style:text-properties fo:font-size="12pt" style:font-size-asian="18pt" style:font-size-complex="18pt"/>
    </style:style>
    <style:style style:name="P12" style:family="paragraph">
      <loext:graphic-properties draw:fill="none" draw:fill-color="#ffffff"/>
      <style:text-properties fo:font-size="12pt" style:font-size-asian="18pt" style:font-size-complex="18pt"/>
    </style:style>
    <style:style style:name="P13" style:family="paragraph">
      <style:paragraph-properties fo:text-align="center"/>
      <style:text-properties fo:font-size="12pt" style:font-size-asian="18pt" style:font-size-complex="18pt"/>
    </style:style>
    <style:style style:name="P14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T1" style:family="text">
      <style:text-properties style:font-name="Liberation Mono" fo:font-size="6pt" style:font-size-asian="18pt" style:font-size-complex="18pt"/>
    </style:style>
    <style:style style:name="T2" style:family="text">
      <style:text-properties style:font-name="Liberation Mono" fo:font-size="6pt" fo:font-style="italic" style:font-size-asian="18pt" style:font-style-asian="italic" style:font-size-complex="18pt" style:font-style-complex="italic"/>
    </style:style>
    <style:style style:name="T3" style:family="text">
      <style:text-properties style:font-name="Liberation Mono" fo:font-size="6pt" fo:font-style="normal" style:font-size-asian="18pt" style:font-style-asian="normal" style:font-size-complex="18pt" style:font-style-complex="normal"/>
    </style:style>
    <style:style style:name="T4" style:family="text">
      <style:text-properties fo:font-size="9pt" style:font-size-asian="18pt" style:font-size-complex="18pt"/>
    </style:style>
    <style:style style:name="T5" style:family="text">
      <style:text-properties fo:font-size="11pt" style:font-size-asian="18pt" style:font-size-complex="18pt"/>
    </style:style>
    <style:style style:name="T6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8" draw:id="id8" draw:layer="layout" svg:width="0.664cm" svg:height="0.7cm" svg:x="2.1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0.6cm" svg:height="0.493cm" svg:x="1.7cm" svg:y="6.30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6cm" svg:height="5.817cm" svg:x="9cm" svg:y="3.583cm">
          <draw:text-box>
            <text:p text:style-name="P2"><text:span text:style-name="T1">if (a instanceof Integer </text:span></text:p>
            <text:p text:style-name="P2"><text:span text:style-name="T1"><text:s text:c="4"/></text:span><text:span text:style-name="T1">&amp;&amp; b instanceof Integer){</text:span></text:p>
            <text:p text:style-name="P2"><text:span text:style-name="T1"><text:s/></text:span><text:span text:style-name="T1">u</text:span><text:span text:style-name="T2">nbox a,b</text:span></text:p>
            <text:p text:style-name="P2"><text:span text:style-name="T2"><text:s/></text:span><text:span text:style-name="T3">Object res1 = new Integer(</text:span></text:p>
            <text:p text:style-name="P2"><text:span text:style-name="T3"><text:s text:c="5"/></text:span><text:span text:style-name="T3">unboxedA + unboxedB);</text:span></text:p>
            <text:p text:style-name="P2"><text:span text:style-name="T1">} else { </text:span><text:span text:style-name="T2">deoptimize }</text:span></text:p>
            <text:p text:style-name="P2"><text:span text:style-name="T2"/></text:p>
            <text:p text:style-name="P2"><text:span text:style-name="T1">if (c instanceof Integer</text:span></text:p>
            <text:p text:style-name="P2"><text:span text:style-name="T1"><text:s text:c="4"/></text:span><text:span text:style-name="T1">&amp;&amp; d instanceof Integer){</text:span></text:p>
            <text:p text:style-name="P2"><text:span text:style-name="T1"><text:s/></text:span><text:span text:style-name="T1">u</text:span><text:span text:style-name="T2">nbox c,d</text:span></text:p>
            <text:p text:style-name="P2"><text:span text:style-name="T3"><text:s/></text:span><text:span text:style-name="T3">Object res2 = new Integer(</text:span></text:p>
            <text:p text:style-name="P2"><text:span text:style-name="T3"><text:s text:c="5"/></text:span><text:span text:style-name="T3">unboxedC + unboxedD);</text:span></text:p>
            <text:p text:style-name="P2"><text:span text:style-name="T1">} else { </text:span><text:span text:style-name="T2">deoptimize }</text:span></text:p>
            <text:p text:style-name="P2"><text:span text:style-name="T2"/></text:p>
            <text:p text:style-name="P2"><text:span text:style-name="T1">if (res1 instanceof Integer</text:span></text:p>
            <text:p text:style-name="P2"><text:span text:style-name="T1"><text:s text:c="4"/></text:span><text:span text:style-name="T1">&amp;&amp; res2 instanceof Integer){</text:span></text:p>
            <text:p text:style-name="P2"><text:span text:style-name="T1"><text:s/></text:span><text:span text:style-name="T1">u</text:span><text:span text:style-name="T2">nbox res1, res2</text:span></text:p>
            <text:p text:style-name="P2"><text:span text:style-name="T1"><text:s/></text:span><text:span text:style-name="T1">return unboxed1 + unboxed2 ;</text:span></text:p>
            <text:p text:style-name="P2"><text:span text:style-name="T1">} else { </text:span><text:span text:style-name="T2">deoptimize }</text:span></text:p>
          </draw:text-box>
        </draw:frame>
        <draw:frame draw:style-name="gr4" draw:text-style-name="P3" draw:layer="layout" svg:width="4.4cm" svg:height="3.6cm" svg:x="13.8cm" svg:y="3.561cm">
          <draw:text-box>
            <text:p text:style-name="P2"><text:span text:style-name="T1">if (a instanceof Integer</text:span></text:p>
            <text:p text:style-name="P2"><text:span text:style-name="T1"><text:s text:c="4"/></text:span><text:span text:style-name="T1">&amp;&amp; b instanceof Integer</text:span></text:p>
            <text:p text:style-name="P2"><text:span text:style-name="T1"><text:s text:c="4"/></text:span><text:span text:style-name="T1">&amp;&amp; c instanceof Integer</text:span></text:p>
            <text:p text:style-name="P2"><text:span text:style-name="T1"><text:s text:c="4"/></text:span><text:span text:style-name="T1">&amp;&amp; d intstanceof Integer){</text:span></text:p>
            <text:p text:style-name="P2"><text:span text:style-name="T1"><text:s/></text:span><text:span text:style-name="T1">u</text:span><text:span text:style-name="T2">nbox a,b,c,d</text:span></text:p>
            <text:p text:style-name="P2"><text:span text:style-name="T1"><text:s/></text:span><text:span text:style-name="T1">return unboxedA + unboxedB + <text:s text:c="9"/>unboxedC + unboxedD;</text:span></text:p>
            <text:p text:style-name="P2"><text:span text:style-name="T1">} else { </text:span><text:span text:style-name="T2">deoptimize </text:span><text:span text:style-name="T1">}</text:span></text:p>
          </draw:text-box>
        </draw:frame>
        <draw:custom-shape draw:style-name="gr2" draw:text-style-name="P1" xml:id="id10" draw:id="id10" draw:layer="layout" svg:width="0.6cm" svg:height="0.493cm" svg:x="2.5cm" svg:y="6.3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0.6cm" svg:height="0.493cm" svg:x="3.3cm" svg:y="6.3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0.6cm" svg:height="0.493cm" svg:x="4.1cm" svg:y="6.3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0.664cm" svg:height="0.7cm" svg:x="3.601cm" svg:y="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664cm" svg:height="0.7cm" svg:x="2.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2" draw:id="id2" draw:layer="layout" svg:width="0.664cm" svg:height="0.7cm" svg:x="5.7cm" svg:y="5.1cm">
          <text:p text:style-name="P4"><text:span text:style-name="T4">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" draw:id="id4" draw:layer="layout" svg:width="0.6cm" svg:height="0.493cm" svg:x="5.3cm" svg:y="6.307cm">
          <text:p text:style-name="P4"><text:span text:style-name="T4">in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5" draw:id="id5" draw:layer="layout" svg:width="0.6cm" svg:height="0.493cm" svg:x="6.1cm" svg:y="6.307cm">
          <text:p text:style-name="P4"><text:span text:style-name="T4">in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6" draw:id="id6" draw:layer="layout" svg:width="0.6cm" svg:height="0.493cm" svg:x="6.9cm" svg:y="6.307cm">
          <text:p text:style-name="P4"><text:span text:style-name="T4">in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7" draw:id="id7" draw:layer="layout" svg:width="0.6cm" svg:height="0.493cm" svg:x="7.7cm" svg:y="6.307cm">
          <text:p text:style-name="P4"><text:span text:style-name="T4">in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0.664cm" svg:height="0.7cm" svg:x="7.201cm" svg:y="5.101cm">
          <text:p text:style-name="P4"><text:span text:style-name="T4">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" draw:id="id1" draw:layer="layout" svg:width="0.664cm" svg:height="0.7cm" svg:x="6.5cm" svg:y="4cm">
          <text:p text:style-name="P4"><text:span text:style-name="T4">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6.832cm" svg:y1="4.7cm" svg:x2="6.267cm" svg:y2="5.202cm" draw:start-shape="id1" draw:start-glue-point="8" draw:end-shape="id2" draw:end-glue-point="11" svg:d="M6832 4700l-565 502" svg:viewBox="0 0 566 503">
          <text:p/>
        </draw:connector>
        <draw:connector draw:style-name="gr7" draw:text-style-name="P7" draw:layer="layout" draw:type="line" svg:x1="6.832cm" svg:y1="4.7cm" svg:x2="7.298cm" svg:y2="5.203cm" draw:start-shape="id1" draw:start-glue-point="8" draw:end-shape="id3" draw:end-glue-point="5" svg:d="M6832 4700l466 503" svg:viewBox="0 0 467 504">
          <text:p/>
        </draw:connector>
        <draw:connector draw:style-name="gr7" draw:text-style-name="P7" draw:layer="layout" draw:type="line" svg:x1="6.032cm" svg:y1="5.8cm" svg:x2="5.6cm" svg:y2="6.307cm" draw:start-shape="id2" draw:start-glue-point="8" draw:end-shape="id4" draw:end-glue-point="0" svg:d="M6032 5800l-432 507" svg:viewBox="0 0 433 508">
          <text:p/>
        </draw:connector>
        <draw:connector draw:style-name="gr7" draw:text-style-name="P7" draw:layer="layout" draw:type="line" svg:x1="6.032cm" svg:y1="5.8cm" svg:x2="6.4cm" svg:y2="6.307cm" draw:start-shape="id2" draw:start-glue-point="8" draw:end-shape="id5" draw:end-glue-point="0" svg:d="M6032 5800l368 507" svg:viewBox="0 0 369 508">
          <text:p/>
        </draw:connector>
        <draw:connector draw:style-name="gr7" draw:text-style-name="P7" draw:layer="layout" draw:type="line" svg:x1="7.533cm" svg:y1="5.801cm" svg:x2="7.2cm" svg:y2="6.307cm" draw:start-shape="id3" draw:start-glue-point="8" draw:end-shape="id6" draw:end-glue-point="0" svg:d="M7533 5801l-333 506" svg:viewBox="0 0 334 507">
          <text:p/>
        </draw:connector>
        <draw:connector draw:style-name="gr7" draw:text-style-name="P7" draw:layer="layout" draw:type="line" svg:x1="7.533cm" svg:y1="5.801cm" svg:x2="8cm" svg:y2="6.307cm" draw:start-shape="id3" draw:start-glue-point="8" draw:end-shape="id7" draw:end-glue-point="0" svg:d="M7533 5801l467 506" svg:viewBox="0 0 468 507">
          <text:p/>
        </draw:connector>
        <draw:connector draw:style-name="gr7" draw:text-style-name="P7" draw:layer="layout" draw:type="line" svg:x1="2.432cm" svg:y1="5.8cm" svg:x2="2cm" svg:y2="6.307cm" draw:start-shape="id8" draw:start-glue-point="8" draw:end-shape="id9" draw:end-glue-point="0" svg:d="M2432 5800l-432 507" svg:viewBox="0 0 433 508">
          <text:p/>
        </draw:connector>
        <draw:connector draw:style-name="gr7" draw:text-style-name="P7" draw:layer="layout" draw:type="line" svg:x1="2.432cm" svg:y1="5.8cm" svg:x2="2.8cm" svg:y2="6.307cm" draw:start-shape="id8" draw:start-glue-point="8" draw:end-shape="id10" draw:end-glue-point="0" svg:d="M2432 5800l368 507" svg:viewBox="0 0 369 508">
          <text:p/>
        </draw:connector>
        <draw:connector draw:style-name="gr7" draw:text-style-name="P7" draw:layer="layout" draw:type="line" svg:x1="3.933cm" svg:y1="5.801cm" svg:x2="3.6cm" svg:y2="6.307cm" draw:start-shape="id11" draw:start-glue-point="8" draw:end-shape="id12" draw:end-glue-point="0" svg:d="M3933 5801l-333 506" svg:viewBox="0 0 334 507">
          <text:p/>
        </draw:connector>
        <draw:connector draw:style-name="gr7" draw:text-style-name="P7" draw:layer="layout" draw:type="line" svg:x1="3.933cm" svg:y1="5.801cm" svg:x2="4.4cm" svg:y2="6.307cm" draw:start-shape="id11" draw:start-glue-point="8" draw:end-shape="id13" draw:end-glue-point="0" svg:d="M3933 5801l467 506" svg:viewBox="0 0 468 507">
          <text:p/>
        </draw:connector>
        <draw:connector draw:style-name="gr7" draw:text-style-name="P7" draw:layer="layout" draw:type="line" svg:x1="3.232cm" svg:y1="4.7cm" svg:x2="2.667cm" svg:y2="5.202cm" draw:start-shape="id14" draw:start-glue-point="8" draw:end-shape="id8" draw:end-glue-point="11" svg:d="M3232 4700l-565 502" svg:viewBox="0 0 566 503">
          <text:p/>
        </draw:connector>
        <draw:connector draw:style-name="gr7" draw:text-style-name="P7" draw:layer="layout" draw:type="line" svg:x1="3.232cm" svg:y1="4.7cm" svg:x2="3.698cm" svg:y2="5.203cm" draw:start-shape="id14" draw:start-glue-point="8" draw:end-shape="id11" draw:end-glue-point="5" svg:d="M3232 4700l466 503" svg:viewBox="0 0 467 504">
          <text:p/>
        </draw:connector>
        <draw:custom-shape draw:style-name="gr8" draw:text-style-name="P7" draw:layer="layout" svg:width="4.3cm" svg:height="4.9cm" svg:x="9.1cm" svg:y="3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cm" svg:height="2.2cm" svg:x="13.9cm" svg:y="3.6cm">
          <text:p text:style-name="P4"/>
          <draw:enhanced-geometry svg:viewBox="0 0 21600 21600" draw:type="rectangle" draw:enhanced-path="M 0 0 L 21600 0 21600 21600 0 21600 0 0 Z N"/>
        </draw:custom-shape>
        <draw:ellipse draw:style-name="gr10" draw:text-style-name="P4" draw:layer="layout" svg:width="2.3cm" svg:height="0.8cm" svg:x="3.905cm" svg:y="3.583cm" draw:kind="arc" draw:start-angle="24.71" draw:end-angle="168.04">
          <text:p/>
        </draw:ellipse>
        <draw:line draw:style-name="gr11" draw:text-style-name="P7" draw:layer="layout" svg:x1="5.9cm" svg:y1="3.7cm" svg:x2="6.3cm" svg:y2="4cm">
          <text:p/>
        </draw:line>
        <draw:frame draw:style-name="gr12" draw:text-style-name="P9" draw:layer="layout" svg:width="3.1cm" svg:height="1.199cm" svg:x="3.6cm" svg:y="2.775cm">
          <draw:text-box>
            <text:p text:style-name="P8"><text:span text:style-name="T5">Specialization</text:span></text:p>
          </draw:text-box>
        </draw:frame>
        <draw:ellipse draw:style-name="gr10" draw:text-style-name="P4" draw:layer="layout" svg:width="1.844cm" svg:height="0.8cm" svg:x="7.18cm" svg:y="3.585cm" draw:kind="arc" draw:start-angle="24.71" draw:end-angle="168.04">
          <text:p/>
        </draw:ellipse>
        <draw:line draw:style-name="gr11" draw:text-style-name="P7" draw:layer="layout" svg:x1="8.779cm" svg:y1="3.702cm" svg:x2="9.1cm" svg:y2="4.002cm">
          <text:p/>
        </draw:line>
        <draw:ellipse draw:style-name="gr10" draw:text-style-name="P4" draw:layer="layout" svg:width="1.359cm" svg:height="0.8cm" svg:x="12.685cm" svg:y="3.183cm" draw:kind="arc" draw:start-angle="24.71" draw:end-angle="168.04">
          <text:p/>
        </draw:ellipse>
        <draw:line draw:style-name="gr11" draw:text-style-name="P7" draw:layer="layout" svg:x1="13.864cm" svg:y1="3.3cm" svg:x2="14.1cm" svg:y2="3.6cm">
          <text:p/>
        </draw:line>
        <draw:frame draw:style-name="gr13" draw:text-style-name="P9" draw:layer="layout" svg:width="3cm" svg:height="0.7cm" svg:x="7.2cm" svg:y="2.8cm">
          <draw:text-box>
            <text:p text:style-name="P8"><text:span text:style-name="T5">Inlining</text:span></text:p>
          </draw:text-box>
        </draw:frame>
        <draw:frame draw:style-name="gr13" draw:text-style-name="P9" draw:layer="layout" svg:width="3cm" svg:height="0.7cm" svg:x="12.1cm" svg:y="2.4cm">
          <draw:text-box>
            <text:p text:style-name="P8"><text:span text:style-name="T5">Optimization</text:span></text:p>
          </draw:text-box>
        </draw:frame>
        <draw:line draw:style-name="gr14" draw:text-style-name="P7" draw:layer="layout" svg:x1="15.8cm" svg:y1="5.9cm" svg:x2="15.8cm" svg:y2="7cm">
          <text:p/>
        </draw:line>
        <draw:frame draw:style-name="gr13" draw:text-style-name="P9" draw:layer="layout" svg:width="3cm" svg:height="0.7cm" svg:x="16.2cm" svg:y="6.1cm">
          <draw:text-box>
            <text:p text:style-name="P8"><text:span text:style-name="T5">Codegen</text:span></text:p>
          </draw:text-box>
        </draw:frame>
        <draw:custom-shape draw:style-name="gr15" draw:text-style-name="P10" draw:layer="layout" svg:width="3.2cm" svg:height="1.4cm" svg:x="14.3cm" svg:y="7.2cm">
          <text:p/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3.5cm" svg:height="0.8cm" svg:x="14.3cm" svg:y="9.1cm">
          <draw:text-box>
            <text:p text:style-name="P11"><text:span text:style-name="T6">Machine code</text:span></text:p>
          </draw:text-box>
        </draw:frame>
        <draw:frame draw:style-name="gr13" draw:text-style-name="P12" draw:layer="layout" svg:width="3cm" svg:height="0.725cm" svg:x="1.1cm" svg:y="1.6cm">
          <draw:text-box>
            <text:p text:style-name="P11"><text:span text:style-name="T6">Truffle AST</text:span></text:p>
          </draw:text-box>
        </draw:frame>
        <draw:frame draw:style-name="gr13" draw:text-style-name="P14" draw:layer="layout" svg:width="3cm" svg:height="1.199cm" svg:x="5.2cm" svg:y="1.5cm">
          <draw:text-box>
            <text:p text:style-name="P13"><text:span text:style-name="T6">Specialized tree</text:span></text:p>
          </draw:text-box>
        </draw:frame>
        <draw:frame draw:style-name="gr13" draw:text-style-name="P14" draw:layer="layout" svg:width="3cm" svg:height="1.199cm" svg:x="9.5cm" svg:y="1.4cm">
          <draw:text-box>
            <text:p text:style-name="P13"><text:span text:style-name="T6">Inlined program</text:span></text:p>
          </draw:text-box>
        </draw:frame>
        <draw:frame draw:style-name="gr13" draw:text-style-name="P14" draw:layer="layout" svg:width="3cm" svg:height="1.199cm" svg:x="15.3cm" svg:y="1.6cm">
          <draw:text-box>
            <text:p text:style-name="P13"><text:span text:style-name="T6">Optimized program</text:span></text:p>
          </draw:text-box>
        </draw:frame>
        <draw:custom-shape draw:style-name="gr17" draw:text-style-name="P7" draw:layer="layout" svg:width="2.4cm" svg:height="0.7cm" svg:x="1.2cm" svg:y="1.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2.4cm" svg:height="1.1cm" svg:x="5.5cm" svg:y="1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2cm" svg:height="1cm" svg:x="10cm" svg:y="1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2.2cm" svg:height="1cm" svg:x="15.7cm" svg:y="1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2.9cm" svg:height="0.7cm" svg:x="14.4cm" svg:y="9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Normal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ugo </meta:initial-creator>
    <meta:creation-date>2017-08-16T09:58:00.956268339</meta:creation-date>
    <dc:date>2017-08-16T10:37:52.616210745</dc:date>
    <dc:creator>Hugo </dc:creator>
    <meta:editing-duration>PT9M7S</meta:editing-duration>
    <meta:editing-cycles>2</meta:editing-cycles>
    <meta:generator>LibreOffice/5.0.2.2$Linux_X86_64 LibreOffice_project/37b43f919e4de5eeaca9b9755ed688758a8251fe</meta:generator>
    <meta:document-statistic meta:object-count="52"/>
  </office:meta>
</office:document-meta>
</file>